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380000018177F035B9.eps"/>
  <manifest:file-entry manifest:media-type="" manifest:full-path="Pictures/200000020000023800000181BF98F171.eps"/>
  <manifest:file-entry manifest:media-type="" manifest:full-path="Pictures/2000000200000238000001811A7B292C.eps"/>
  <manifest:file-entry manifest:media-type="" manifest:full-path="Pictures/2000000200000238000001812BBB961C.eps"/>
  <manifest:file-entry manifest:media-type="" manifest:full-path="Pictures/200000020000023800000181A9C70B7C.eps"/>
  <manifest:file-entry manifest:media-type="" manifest:full-path="Pictures/200000020000023800000181D610EB0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Quick check on MR/R triggers</text:p>
            <text:p>with data taken on Monday</text:p>
          </draw:text-box>
        </draw:frame>
        <draw:frame draw:style-name="gr1" draw:text-style-name="P1" draw:layer="layout" svg:width="8.255cm" svg:height="2.384cm" svg:x="9.873cm" svg:y="13.97cm">
          <draw:text-box>
            <text:p text:style-name="P1">Yi Chen</text:p>
            <text:p text:style-name="P1">Caltech group meeting</text:p>
            <text:p text:style-name="P1">2011 May 17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otes</text:p>
          </draw:text-box>
        </draw:frame>
        <draw:frame presentation:style-name="pr4" draw:layer="layout" svg:width="25.199cm" svg:height="13.878cm" svg:x="1.4cm" svg:y="4.914cm" presentation:class="outline" presentation:user-transformed="true">
          <draw:text-box>
            <text:list text:style-name="L4">
              <text:list-item>
                <text:p>Private rereco using CMSSW423</text:p>
              </text:list-item>
              <text:list-item>
                <text:p>MR/R calculated using corrected calojet, calomet</text:p>
                <text:list>
                  <text:list-item>
                    <text:p>Group into hemispheres</text:p>
                  </text:list-item>
                  <text:list-item>
                    <text:p>PT &gt; 30</text:p>
                  </text:list-item>
                  <text:list-item>
                    <text:p>|eta| &lt; 2.5</text:p>
                  </text:list-item>
                  <text:list-item>
                    <text:p>Pass jet ID</text:p>
                  </text:list-item>
                </text:list>
              </text:list-item>
              <text:list-item>
                <text:p>Most of the jobs fail without a reason :(</text:p>
                <text:list>
                  <text:list-item>
                    <text:p>Statistics is low, unfortunately</text:p>
                  </text:list-item>
                  <text:list-item>
                    <text:p>End of tomorrow prompt reco will be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BF98F171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2BBB961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77F035B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A9C70B7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1A7B292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3" draw:text-style-name="P1" draw:layer="layout" svg:width="20.037cm" svg:height="13.581cm" svg:x="4.069cm" svg:y="3.746cm">
          <draw:image xlink:href="Pictures/200000020000023800000181D610EB0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5-17T18:36:08</meta:creation-date>
    <meta:editing-duration>PT00H08M17S</meta:editing-duration>
    <meta:editing-cycles>7</meta:editing-cycles>
    <dc:date>2011-05-17T18:44:23</dc:date>
    <dc:creator>Yi Chen</dc:creator>
    <meta:generator>OpenOffice.org/3.1$Unix OpenOffice.org_project/310m19$Build-9420</meta:generator>
    <meta:document-statistic meta:object-count="47"/>
  </office:meta>
</office:document-meta>
</file>